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b8d47" officeooo:paragraph-rsid="000b8d47"/>
    </style:style>
    <style:style style:name="P2" style:family="paragraph" style:parent-style-name="Footer">
      <style:text-properties officeooo:rsid="000b8d47" officeooo:paragraph-rsid="000b8d47"/>
    </style:style>
    <style:style style:name="P3" style:family="paragraph" style:parent-style-name="Text_20_body">
      <style:text-properties officeooo:rsid="000b8d47" officeooo:paragraph-rsid="000b8d47"/>
    </style:style>
    <style:style style:name="P4" style:family="paragraph" style:parent-style-name="Text_20_body">
      <style:paragraph-properties fo:margin-left="0.4925in" fo:margin-right="0in" fo:text-indent="0in" style:auto-text-indent="false"/>
      <style:text-properties officeooo:rsid="000b8d47" officeooo:paragraph-rsid="000b8d47"/>
    </style:style>
    <style:style style:name="P5" style:family="paragraph" style:parent-style-name="Text_20_body">
      <style:text-properties officeooo:paragraph-rsid="000b8d47"/>
    </style:style>
    <style:style style:name="P6" style:family="paragraph" style:parent-style-name="Text_20_body">
      <style:paragraph-properties fo:margin-left="0.4925in" fo:margin-right="0in" fo:text-indent="0in" style:auto-text-indent="false"/>
      <style:text-properties officeooo:paragraph-rsid="000b8d47"/>
    </style:style>
    <style:style style:name="P7" style:family="paragraph" style:parent-style-name="Text_20_body">
      <style:paragraph-properties fo:margin-left="0.4925in" fo:margin-right="0in" fo:text-indent="0in" style:auto-text-indent="false"/>
      <style:text-properties fo:font-style="italic" officeooo:rsid="000b8d47" officeooo:paragraph-rsid="000b8d47" style:font-style-asian="italic" style:font-style-complex="italic"/>
    </style:style>
    <style:style style:name="P8" style:family="paragraph" style:parent-style-name="Text_20_body">
      <style:text-properties fo:font-size="14pt" fo:font-weight="bold" style:font-size-asian="12.25pt" style:font-size-complex="14pt"/>
    </style:style>
    <style:style style:name="P9" style:family="paragraph" style:parent-style-name="Text_20_body">
      <style:paragraph-properties fo:margin-left="0.4925in" fo:margin-right="0in" fo:text-indent="0in" style:auto-text-indent="false"/>
      <style:text-properties fo:font-style="italic" officeooo:rsid="000b8d47" officeooo:paragraph-rsid="000b8d47" style:font-style-asian="italic" style:font-style-complex="italic"/>
    </style:style>
    <style:style style:name="T1" style:family="text">
      <style:text-properties fo:font-size="14pt" officeooo:rsid="000b8d47" style:font-size-asian="12.25pt" style:font-size-complex="14pt"/>
    </style:style>
    <style:style style:name="T2" style:family="text">
      <style:text-properties fo:font-size="28pt" style:font-size-asian="28pt" style:font-size-complex="28pt"/>
    </style:style>
    <style:style style:name="T3" style:family="text">
      <style:text-properties fo:font-size="28pt" fo:font-weight="bold" style:font-size-asian="28pt" style:font-size-complex="28pt"/>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0b8d47"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officeooo:rsid="000b8d47" style:font-style-asian="italic" style:font-style-complex="italic"/>
    </style:style>
    <style:style style:name="T9" style:family="text">
      <style:text-properties style:text-position="super 58%" fo:font-style="normal" officeooo:rsid="000b8d4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Homework 4 -<text:span text:style-name="T2"> </text:span><text:span text:style-name="T3">Proposal "Defense"</text:span></text:p>
      <text:p text:style-name="P8"/>
      <text:p text:style-name="P5"><text:span text:style-name="T1">1. </text:span><text:span text:style-name="T4">Development of Unikernel Framework for Evaluation of Security</text:span></text:p>
      <text:p text:style-name="P7">Intellectually Original = 5</text:p>
      <text:p text:style-name="P7">Technically Substantial = 4 (see last sentences, might have docked the wrong category)</text:p>
      <text:p text:style-name="P7">Socially Constructive = 5</text:p>
      <text:p text:style-name="P6"><text:span text:style-name="T8">Justification:</text:span><text:span text:style-name="T6"> Alex’s topic seems novel and well researched. There is a meaningful need for unikernel security to be investigated and documented considering the lack of contemporary research. The only critique is that the presented timeline exceeds the December 6</text:span><text:span text:style-name="T9">th</text:span><text:span text:style-name="T6"> deadline. It would be better if the scope were narrowed and the goals changed to what can be contributed now towards the future research Alex has described.</text:span></text:p>
      <text:p text:style-name="P3">2. <text:span text:style-name="T4">PLACEHOLDER</text:span></text:p>
      <text:p text:style-name="P7">Intellectually Original = </text:p>
      <text:p text:style-name="P7">Technically Substantial =</text:p>
      <text:p text:style-name="P7">Socially Constructive =</text:p>
      <text:p text:style-name="P6"><text:span text:style-name="T8">Justification</text:span><text:span text:style-name="T6">: Alex’s topic seems novel and well researched. My main concern, as Leron mentioned, is that the timeline might be too much for Alex to meaningfully contribute something for an end of the semester paper. If the paper were adjusted with the December deadline in mind and the scope narrowed accordingly, while mentioning that the results will aid future research, that would be better.</text:span></text:p>
      <text:p text:style-name="P3">3. <text:span text:style-name="T4">PLACEHOLDER</text:span></text:p>
      <text:p text:style-name="P7">Intellectually Original = </text:p>
      <text:p text:style-name="P7">Technically Substantial =</text:p>
      <text:p text:style-name="P7">Socially Constructive =</text:p>
      <text:p text:style-name="P4"><text:span text:style-name="T7">Justification</text:span><text:span text:style-name="T5">: Alex’s topic seems novel and well researched. My main concern, as Leron mentioned, is that the timeline might be too much for Alex to meaningfully contribute something for an end of the semester paper. If the paper were adjusted with the December deadline in mind and the scope narrowed accordingly, while mentioning that the results will aid future research, that would be bet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8d47" officeooo:paragraph-rsid="000b8d47"/>
    </style:style>
    <style:style style:name="MP2" style:family="paragraph" style:parent-style-name="Footer">
      <style:text-properties officeooo:rsid="000b8d47" officeooo:paragraph-rsid="000b8d4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SC-807: Computer and Cyber Security Research: Design and Implementation</text:p>
      </style:header>
      <style:footer>
        <text:p text:style-name="MP2">Flack, Micah<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03:35:51.032981741</meta:creation-date>
    <dc:date>2023-11-09T03:55:13.916205444</dc:date>
    <meta:editing-duration>PT19M23S</meta:editing-duration>
    <meta:editing-cycles>1</meta:editing-cycles>
    <meta:generator>LibreOffice/7.5.8.2$Linux_X86_64 LibreOffice_project/50$Build-2</meta:generator>
    <meta:document-statistic meta:table-count="0" meta:image-count="0" meta:object-count="0" meta:page-count="1" meta:paragraph-count="18" meta:word-count="263" meta:character-count="1710" meta:non-whitespace-character-count="1462"/>
  </office:meta>
</office:document-meta>
</file>